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i>i</mi>
            </msub>
            <msub>
              <mo stretchy="false">δ</mo>
              <mrow>
                <mi>i</mi>
                <mi>j</mi>
              </mrow>
            </msub>
            <mrow>
              <mi/>
              <mo stretchy="false">=</mo>
              <mi/>
            </mrow>
            <mfenced open="〈" close="〉">
              <mrow>
                <mrow>
                  <msub>
                    <mi>a</mi>
                    <mi>i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i>a</mi>
                    <mi>j</mi>
                  </msub>
                </mrow>
              </mrow>
            </mfenced>
            <mrow>
              <mi/>
              <mo stretchy="false">=</mo>
              <mi/>
            </mrow>
            <mrow>
              <munder>
                <mo stretchy="false">∑</mo>
                <mrow>
                  <mi>m</mi>
                  <mi>,</mi>
                  <mi>n</mi>
                </mrow>
              </munder>
              <mfenced open="〈" close="〉">
                <mrow>
                  <mrow>
                    <msub>
                      <mi>a</mi>
                      <mi>i</mi>
                    </msub>
                  </mrow>
                  <mo stretchy="false">∣</mo>
                  <mrow>
                    <msub>
                      <mo stretchy="false">ϕ</mo>
                      <mi>n</mi>
                    </msub>
                  </mrow>
                </mrow>
              </mfenced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ϕ</mo>
                    <mi>m</mi>
                  </msub>
                </mrow>
              </mrow>
            </mfenced>
            <mfenced open="〈" close="〉">
              <mrow>
                <mrow>
                  <msub>
                    <mo stretchy="false">ϕ</mo>
                    <mi>m</mi>
                  </msub>
                </mrow>
                <mo stretchy="false">∣</mo>
                <mrow>
                  <msub>
                    <mi>a</mi>
                    <mi>j</mi>
                  </msub>
                </mrow>
              </mrow>
            </mfenced>
          </mrow>
        </mtd>
      </mtr>
      <mtr>
        <mtd>
          <mrow/>
        </mtd>
      </mtr>
      <mtr>
        <mtd>
          <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ϕ</mo>
                    <mi>m</mi>
                  </msub>
                </mrow>
              </mrow>
            </mfenced>
            <mrow>
              <mi/>
              <mo stretchy="false">=</mo>
              <mi/>
            </mrow>
            <msub>
              <mi>A</mi>
              <mrow>
                <mi>n</mi>
                <mi>m</mi>
              </mrow>
            </msub>
            <mtext> ist das </mtext>
            <mrow>
              <mo stretchy="false">(</mo>
              <mrow>
                <mi>n</mi>
                <mi>,</mi>
                <mi>m</mi>
              </mrow>
              <mo stretchy="false">)</mo>
            </mrow>
            <mtext>-Matrixelement von </mtext>
            <mi>A</mi>
            <mtext> in der </mtext>
            <mo stretchy="false">ϕ</mo>
            <mtext>-Basis</mtext>
          </mrow>
        </mtd>
      </mtr>
      <mtr>
        <mtd>
          <mrow>
            <mtext>Man definiert</mtext>
          </mrow>
        </mtd>
      </mtr>
      <mtr>
        <mtd>
          <mrow>
            <msub>
              <mi>U</mi>
              <mrow>
                <mi>i</mi>
                <mi>n</mi>
              </mrow>
            </msub>
            <mrow>
              <mi/>
              <mo stretchy="false">=</mo>
              <mi/>
            </mrow>
            <mfenced open="〈" close="〉">
              <mrow>
                <mrow>
                  <msub>
                    <mi>a</mi>
                    <mi>i</mi>
                  </msub>
                </mrow>
                <mo stretchy="false">∣</mo>
                <mrow>
                  <msub>
                    <mo stretchy="false">ϕ</mo>
                    <mi>n</mi>
                  </msub>
                </mrow>
              </mrow>
            </mfenced>
          </mrow>
        </mtd>
      </mtr>
      <mtr>
        <mtd>
          <mrow>
            <mtext>als das </mtext>
            <mrow>
              <mo stretchy="false">(</mo>
              <mrow>
                <mi>i</mi>
                <mi>,</mi>
                <mi>n</mi>
              </mrow>
              <mo stretchy="false">)</mo>
            </mrow>
            <mtext>-Element der Matrix </mtext>
            <mi>U</mi>
            <mtext>. Dann ist</mtext>
          </mrow>
        </mtd>
      </mtr>
      <mtr>
        <mtd>
          <mrow>
            <mfenced open="〈" close="〉">
              <mrow>
                <mrow>
                  <msub>
                    <mo stretchy="false">ϕ</mo>
                    <mi>m</mi>
                  </msub>
                </mrow>
                <mo stretchy="false">∣</mo>
                <mrow>
                  <msub>
                    <mi>a</mi>
                    <mi>j</mi>
                  </msub>
                </mrow>
              </mrow>
            </mfenced>
            <mrow>
              <mi/>
              <mo stretchy="false">=</mo>
              <mi/>
            </mrow>
            <msup>
              <mfenced open="〈" close="〉">
                <mrow>
                  <mrow>
                    <msub>
                      <mi>a</mi>
                      <mi>j</mi>
                    </msub>
                  </mrow>
                  <mo stretchy="false">∣</mo>
                  <mrow>
                    <msub>
                      <mo stretchy="false">ϕ</mo>
                      <mi>m</mi>
                    </msub>
                  </mrow>
                </mrow>
              </mfenced>
              <mtext>*</mtext>
            </msup>
            <mrow>
              <mi/>
              <mo stretchy="false">=</mo>
              <mi/>
            </mrow>
            <msubsup>
              <mi>U</mi>
              <mrow>
                <mi>j</mi>
                <mi>m</mi>
              </mrow>
              <mtext>*</mtext>
            </msubsup>
            <mrow>
              <mi/>
              <mo stretchy="false">=</mo>
              <mi/>
            </mrow>
            <msub>
              <mrow>
                <mo stretchy="false">(</mo>
                <mrow>
                  <msup>
                    <mi>U</mi>
                    <mo stretchy="false">†</mo>
                  </msup>
                </mrow>
                <mo stretchy="false">)</mo>
              </mrow>
              <mrow>
                <mi>m</mi>
                <mi>j</mi>
              </mrow>
            </msub>
          </mrow>
        </mtd>
      </mtr>
      <mtr>
        <mtd>
          <mrow>
            <mtext>das </mtext>
            <mrow>
              <mo stretchy="false">(</mo>
              <mrow>
                <mi>m</mi>
                <mi>,</mi>
                <mi>j</mi>
              </mrow>
              <mo stretchy="false">)</mo>
            </mrow>
            <mtext>-Element der adjungierten Matrix </mtext>
            <msup>
              <mi>U</mi>
              <mo stretchy="false">†</mo>
            </msup>
            <mtext>. Das bedeutet für die obige Gleichung:</mtext>
          </mrow>
        </mtd>
      </mtr>
      <mtr>
        <mtd>
          <mrow>
            <msub>
              <mi>a</mi>
              <mi>i</mi>
            </msub>
            <msub>
              <mo stretchy="false">δ</mo>
              <mrow>
                <mi>i</mi>
                <mi>j</mi>
              </mrow>
            </msub>
            <mrow>
              <mi/>
              <mo stretchy="false">=</mo>
              <mi/>
            </mrow>
            <mrow>
              <munder>
                <mo stretchy="false">∑</mo>
                <mrow>
                  <mi>m</mi>
                  <mi>,</mi>
                  <mi>n</mi>
                </mrow>
              </munder>
              <msub>
                <mi>U</mi>
                <mrow>
                  <mi>i</mi>
                  <mi>n</mi>
                </mrow>
              </msub>
            </mrow>
            <msub>
              <mi>A</mi>
              <mrow>
                <mi>n</mi>
                <mi>m</mi>
              </mrow>
            </msub>
            <msub>
              <mrow>
                <mo stretchy="false">(</mo>
                <mrow>
                  <msup>
                    <mi>U</mi>
                    <mo stretchy="false">†</mo>
                  </msup>
                </mrow>
                <mo stretchy="false">)</mo>
              </mrow>
              <mrow>
                <mi>m</mi>
                <mi>j</mi>
              </mrow>
            </msub>
          </mrow>
        </mtd>
      </mtr>
      <mtr>
        <mtd>
          <mrow>
            <mrow>
              <mo stretchy="false">(</mo>
              <mrow>
                <mover accent="true">
                  <mi>A</mi>
                  <mo stretchy="false">̄</mo>
                </mover>
                <mrow>
                  <mi/>
                  <mo stretchy="false">=</mo>
                  <mi/>
                </mrow>
                <mi>U</mi>
                <mi>A</mi>
                <msup>
                  <mi>U</mi>
                  <mo stretchy="false">†</mo>
                </msup>
              </mrow>
              <mo stretchy="false">)</mo>
            </mrow>
          </mrow>
        </mtd>
      </mtr>
    </mtable>
    <annotation encoding="StarMath 5.0">a_i %idelta _{i j} `=` left langle a_i mline A mline a_j right rangle `=` sum from {m , n} 
left langle a_i mline %iphi _n right rangle 
left langle %iphi _n mline A mline %iphi _m right rangle 
left langle %iphi _m mline a_j right rangle newline newline
left langle %iphi _n mline A mline %iphi _m right rangle  `=` A _{n m} " ist das " (n , m) "-Matrixelement von " A " in der " %iphi "-Basis" newline
alignc "Man definiert" newline
U _{i n} `=` left langle a_i mline %iphi _n right rangle newline
alignc "als das " (i , n) "-Element der Matrix " U ". Dann ist" newline
left langle %iphi _m mline a_j right rangle `=`
left langle a_j mline %iphi _m right rangle ^"*" `=` U^"*"_{j m} `=` (U ^%Ux2020)_{m j} newline
alignc "das " (m , j) "-Element der adjungierten Matrix " U ^%Ux2020 ". Das bedeutet für die obige Gleichung:" newline
a_i %idelta _{i j} `=` sum from {m , n} U _{i n} A _{n m} (U ^%Ux2020)_{m j} newline
( bar A `=` U A U ^%Ux202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3:29:58.480000000</meta:creation-date>
    <meta:generator>LibreOffice/4.1.4.2$Windows_x86 LibreOffice_project/0a0440ccc0227ad9829de5f46be37cfb6edcf72</meta:generator>
  </office:meta>
</office:document-meta>
</file>